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oto Sans" svg:font-family="'Noto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2031cb" officeooo:paragraph-rsid="002031c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489ea" officeooo:paragraph-rsid="002489e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es" fo:country="AR" fo:font-weight="bold" officeooo:rsid="001b1c93" officeooo:paragraph-rsid="001b1c9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es" fo:country="AR" fo:font-weight="bold" officeooo:rsid="00205c51" officeooo:paragraph-rsid="00216ba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16ba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154e1" officeooo:paragraph-rsid="00162658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154e1" officeooo:paragraph-rsid="000154e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paragraph-rsid="000154e1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language="es" fo:country="AR" fo:font-weight="bold" officeooo:rsid="00162658" officeooo:paragraph-rsid="00162658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language="es" fo:country="AR" fo:font-weight="bold" officeooo:rsid="00166312" officeooo:paragraph-rsid="00166312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es" fo:country="AR" fo:font-weight="normal" officeooo:rsid="00205c51" officeooo:paragraph-rsid="00216ba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ef8f4" officeooo:paragraph-rsid="0019835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s" fo:country="AR" fo:font-weight="normal" officeooo:rsid="002031cb" officeooo:paragraph-rsid="002031c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8624f" officeooo:paragraph-rsid="0018624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s" fo:country="AR" fo:font-weight="bold" officeooo:rsid="00205c51" officeooo:paragraph-rsid="00216ba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2a3249"/>
    </style:style>
    <style:style style:name="P17" style:family="paragraph" style:parent-style-name="Standard">
      <style:paragraph-properties fo:text-align="start" style:justify-single-word="false"/>
      <style:text-properties officeooo:paragraph-rsid="002c965d"/>
    </style:style>
    <style:style style:name="P18" style:family="paragraph" style:parent-style-name="Standard">
      <style:paragraph-properties fo:text-align="start" style:justify-single-word="false"/>
      <style:text-properties officeooo:paragraph-rsid="00198352"/>
    </style:style>
    <style:style style:name="P19" style:family="paragraph" style:parent-style-name="Standard">
      <style:paragraph-properties fo:text-align="start" style:justify-single-word="false"/>
      <style:text-properties officeooo:paragraph-rsid="00187eed"/>
    </style:style>
    <style:style style:name="P20" style:family="paragraph" style:parent-style-name="Standard">
      <style:paragraph-properties fo:text-align="start" style:justify-single-word="false"/>
      <style:text-properties officeooo:paragraph-rsid="003beeb0"/>
    </style:style>
    <style:style style:name="P21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ef8f4" officeooo:paragraph-rsid="0019835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officeooo:paragraph-rsid="00198352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officeooo:paragraph-rsid="00166312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162658"/>
    </style:style>
    <style:style style:name="T3" style:family="text">
      <style:text-properties fo:language="es" fo:country="AR" officeooo:rsid="001ef8f4"/>
    </style:style>
    <style:style style:name="T4" style:family="text">
      <style:text-properties fo:language="es" fo:country="AR" officeooo:rsid="0018624f"/>
    </style:style>
    <style:style style:name="T5" style:family="text">
      <style:text-properties fo:language="es" fo:country="AR" fo:font-weight="normal" officeooo:rsid="003beeb0" style:font-size-asian="12.25pt" style:font-weight-asian="normal" style:font-weight-complex="normal"/>
    </style:style>
    <style:style style:name="T6" style:family="text">
      <style:text-properties fo:font-size="14pt" fo:language="es" fo:country="AR" fo:font-weight="normal" officeooo:rsid="0018624f" style:font-size-asian="12.25pt" style:font-weight-asian="normal" style:font-size-complex="14pt" style:font-weight-complex="normal"/>
    </style:style>
    <style:style style:name="T7" style:family="text">
      <style:text-properties fo:font-size="14pt" fo:language="es" fo:country="AR" fo:font-weight="normal" officeooo:rsid="00187eed" style:font-size-asian="12.25pt" style:font-weight-asian="normal" style:font-size-complex="14pt" style:font-weight-complex="normal"/>
    </style:style>
    <style:style style:name="T8" style:family="text">
      <style:text-properties fo:font-size="14pt" fo:language="es" fo:country="AR" fo:font-weight="normal" officeooo:rsid="00198352" style:font-size-asian="12.25pt" style:font-weight-asian="normal" style:font-size-complex="14pt" style:font-weight-complex="normal"/>
    </style:style>
    <style:style style:name="T9" style:family="text">
      <style:text-properties fo:font-size="14pt" fo:language="es" fo:country="AR" fo:font-weight="normal" officeooo:rsid="001afee5" style:font-size-asian="12.25pt" style:font-weight-asian="normal" style:font-size-complex="14pt" style:font-weight-complex="normal"/>
    </style:style>
    <style:style style:name="T10" style:family="text">
      <style:text-properties fo:font-size="14pt" fo:language="es" fo:country="AR" fo:font-weight="normal" officeooo:rsid="001b1c93" style:font-size-asian="12.25pt" style:font-weight-asian="normal" style:font-size-complex="14pt" style:font-weight-complex="normal"/>
    </style:style>
    <style:style style:name="T11" style:family="text">
      <style:text-properties fo:font-size="14pt" fo:language="es" fo:country="AR" fo:font-weight="normal" officeooo:rsid="00205c51" style:font-size-asian="12.25pt" style:font-weight-asian="normal" style:font-size-complex="14pt" style:font-weight-complex="normal"/>
    </style:style>
    <style:style style:name="T12" style:family="text">
      <style:text-properties fo:font-size="14pt" fo:language="es" fo:country="AR" fo:font-weight="normal" officeooo:rsid="00216bac" style:font-size-asian="12.25pt" style:font-weight-asian="normal" style:font-size-complex="14pt" style:font-weight-complex="normal"/>
    </style:style>
    <style:style style:name="T13" style:family="text">
      <style:text-properties fo:font-size="14pt" fo:language="es" fo:country="AR" fo:font-weight="normal" officeooo:rsid="002489ea" style:font-size-asian="12.25pt" style:font-weight-asian="normal" style:font-size-complex="14pt" style:font-weight-complex="normal"/>
    </style:style>
    <style:style style:name="T14" style:family="text">
      <style:text-properties fo:font-size="14pt" fo:language="es" fo:country="AR" fo:font-weight="normal" officeooo:rsid="00258926" style:font-size-asian="12.25pt" style:font-weight-asian="normal" style:font-size-complex="14pt" style:font-weight-complex="normal"/>
    </style:style>
    <style:style style:name="T15" style:family="text">
      <style:text-properties fo:font-size="14pt" fo:language="es" fo:country="AR" fo:font-weight="normal" officeooo:rsid="0026de0d" style:font-size-asian="12.25pt" style:font-weight-asian="normal" style:font-size-complex="14pt" style:font-weight-complex="normal"/>
    </style:style>
    <style:style style:name="T16" style:family="text">
      <style:text-properties fo:font-size="14pt" fo:language="es" fo:country="AR" fo:font-weight="normal" officeooo:rsid="002899bc" style:font-size-asian="12.25pt" style:font-weight-asian="normal" style:font-size-complex="14pt" style:font-weight-complex="normal"/>
    </style:style>
    <style:style style:name="T17" style:family="text">
      <style:text-properties fo:font-size="14pt" fo:language="es" fo:country="AR" fo:font-weight="normal" officeooo:rsid="0029aae4" style:font-size-asian="12.25pt" style:font-weight-asian="normal" style:font-size-complex="14pt" style:font-weight-complex="normal"/>
    </style:style>
    <style:style style:name="T18" style:family="text">
      <style:text-properties fo:font-size="14pt" fo:language="es" fo:country="AR" fo:font-weight="normal" officeooo:rsid="0029d7b6" style:font-size-asian="12.25pt" style:font-weight-asian="normal" style:font-size-complex="14pt" style:font-weight-complex="normal"/>
    </style:style>
    <style:style style:name="T19" style:family="text">
      <style:text-properties fo:font-size="14pt" fo:language="es" fo:country="AR" fo:font-weight="normal" officeooo:rsid="002a3249" style:font-size-asian="12.25pt" style:font-weight-asian="normal" style:font-size-complex="14pt" style:font-weight-complex="normal"/>
    </style:style>
    <style:style style:name="T20" style:family="text">
      <style:text-properties fo:font-size="14pt" fo:language="es" fo:country="AR" fo:font-weight="normal" officeooo:rsid="002b7f55" style:font-size-asian="12.25pt" style:font-weight-asian="normal" style:font-size-complex="14pt" style:font-weight-complex="normal"/>
    </style:style>
    <style:style style:name="T21" style:family="text">
      <style:text-properties fo:font-size="14pt" fo:language="es" fo:country="AR" fo:font-weight="normal" officeooo:rsid="002eecd0" style:font-size-asian="12.25pt" style:font-weight-asian="normal" style:font-size-complex="14pt" style:font-weight-complex="normal"/>
    </style:style>
    <style:style style:name="T22" style:family="text">
      <style:text-properties fo:font-size="14pt" fo:language="es" fo:country="AR" fo:font-weight="normal" officeooo:rsid="00300a61" style:font-size-asian="12.25pt" style:font-weight-asian="normal" style:font-size-complex="14pt" style:font-weight-complex="normal"/>
    </style:style>
    <style:style style:name="T23" style:family="text">
      <style:text-properties fo:font-size="14pt" fo:language="es" fo:country="AR" fo:font-weight="normal" officeooo:rsid="0030acc2" style:font-size-asian="12.25pt" style:font-weight-asian="normal" style:font-size-complex="14pt" style:font-weight-complex="normal"/>
    </style:style>
    <style:style style:name="T24" style:family="text">
      <style:text-properties fo:font-size="14pt" fo:language="es" fo:country="AR" fo:font-weight="normal" officeooo:rsid="0030b55a" style:font-size-asian="12.25pt" style:font-weight-asian="normal" style:font-size-complex="14pt" style:font-weight-complex="normal"/>
    </style:style>
    <style:style style:name="T25" style:family="text">
      <style:text-properties fo:font-size="14pt" fo:language="es" fo:country="AR" fo:font-weight="normal" officeooo:rsid="003249b7" style:font-size-asian="12.25pt" style:font-weight-asian="normal" style:font-size-complex="14pt" style:font-weight-complex="normal"/>
    </style:style>
    <style:style style:name="T26" style:family="text">
      <style:text-properties fo:font-size="14pt" fo:language="es" fo:country="AR" fo:font-weight="normal" officeooo:rsid="00338a17" style:font-size-asian="12.25pt" style:font-weight-asian="normal" style:font-size-complex="14pt" style:font-weight-complex="normal"/>
    </style:style>
    <style:style style:name="T27" style:family="text">
      <style:text-properties fo:font-size="14pt" fo:language="es" fo:country="AR" fo:font-weight="normal" officeooo:rsid="0033c86b" style:font-size-asian="12.25pt" style:font-weight-asian="normal" style:font-size-complex="14pt" style:font-weight-complex="normal"/>
    </style:style>
    <style:style style:name="T28" style:family="text">
      <style:text-properties fo:font-size="14pt" fo:language="es" fo:country="AR" fo:font-weight="normal" officeooo:rsid="0033e63e" style:font-size-asian="12.25pt" style:font-weight-asian="normal" style:font-size-complex="14pt" style:font-weight-complex="normal"/>
    </style:style>
    <style:style style:name="T29" style:family="text">
      <style:text-properties fo:font-size="14pt" fo:language="es" fo:country="AR" fo:font-weight="normal" officeooo:rsid="003546ac" style:font-size-asian="12.25pt" style:font-weight-asian="normal" style:font-size-complex="14pt" style:font-weight-complex="normal"/>
    </style:style>
    <style:style style:name="T30" style:family="text">
      <style:text-properties fo:font-size="14pt" fo:language="es" fo:country="AR" fo:font-weight="normal" officeooo:rsid="0037f001" style:font-size-asian="12.25pt" style:font-weight-asian="normal" style:font-size-complex="14pt" style:font-weight-complex="normal"/>
    </style:style>
    <style:style style:name="T31" style:family="text">
      <style:text-properties fo:font-size="14pt" fo:language="es" fo:country="AR" fo:font-weight="normal" officeooo:rsid="0039a90f" style:font-size-asian="12.25pt" style:font-weight-asian="normal" style:font-size-complex="14pt" style:font-weight-complex="normal"/>
    </style:style>
    <style:style style:name="T32" style:family="text">
      <style:text-properties fo:font-size="14pt" fo:language="es" fo:country="AR" fo:font-weight="normal" officeooo:rsid="003afc57" style:font-size-asian="12.25pt" style:font-weight-asian="normal" style:font-size-complex="14pt" style:font-weight-complex="normal"/>
    </style:style>
    <style:style style:name="T33" style:family="text">
      <style:text-properties fo:font-size="14pt" fo:language="es" fo:country="AR" fo:font-weight="normal" officeooo:rsid="003beeb0" style:font-size-asian="12.25pt" style:font-weight-asian="normal" style:font-size-complex="14pt" style:font-weight-complex="normal"/>
    </style:style>
    <style:style style:name="T34" style:family="text">
      <style:text-properties officeooo:rsid="002489ea"/>
    </style:style>
    <style:style style:name="T35" style:family="text">
      <style:text-properties officeooo:rsid="003be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ogramación de Videojuegos 3</text:p>
      <text:p text:style-name="P6"/>
      <text:p text:style-name="P6"/>
      <text:p text:style-name="P6">Actividad n°5</text:p>
      <text:p text:style-name="P6"/>
      <text:p text:style-name="P6"/>
      <text:p text:style-name="P6">Documento de Diseño de Juego</text:p>
      <text:p text:style-name="P6"/>
      <text:p text:style-name="P6"/>
      <text:p text:style-name="P9">Profesor: Emanuel Segretín</text:p>
      <text:p text:style-name="P6"/>
      <text:p text:style-name="P6"/>
      <text:p text:style-name="P7"><text:span text:style-name="T2">Alumno: </text:span>Patricio Vercesi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/text:p>
      <text:p text:style-name="P10">Alien Lies</text:p>
      <text:p text:style-name="P23"><text:span text:style-name="T32"/></text:p>
      <text:p text:style-name="P14"/>
      <text:p text:style-name="P2"><text:span text:style-name="T4">D</text:span><text:span text:style-name="T1">escripción</text:span></text:p>
      <text:p text:style-name="P14"/>
      <text:p text:style-name="P19"><text:span text:style-name="T6"><text:tab/>Alien Lies es un </text:span><text:span text:style-name="T14">singleplayer</text:span><text:span text:style-name="T6"> </text:span><text:span text:style-name="T8">de </text:span><text:span text:style-name="T14">sigilo </text:span><text:span text:style-name="T20">de vista superior </text:span><text:span text:style-name="T27">dinámico </text:span><text:span text:style-name="T6">en el cual </text:span><text:span text:style-name="T18">manejás</text:span><text:span text:style-name="T14"> un alien cuyo objetivo es matar a toda la tripulación de una nave espacial </text:span><text:span text:style-name="T17">antes que lleguen a destino</text:span><text:span text:style-name="T14"> sin </text:span><text:span text:style-name="T18">ser descubierto</text:span><text:span text:style-name="T7">. </text:span><text:span text:style-name="T17">Mientras tanto la IA</text:span><text:span text:style-name="T15"> </text:span><text:span text:style-name="T17">que controla </text:span><text:span text:style-name="T15">la tripulación </text:span><text:span text:style-name="T17">intentará</text:span><text:span text:style-name="T7"> </text:span><text:span text:style-name="T15">sobrevivir hasta </text:span><text:span text:style-name="T7">llegar a su planeta natal o </text:span><text:span text:style-name="T17">eliminarte</text:span><text:span text:style-name="T7">.</text:span></text:p>
      <text:p text:style-name="P20"><text:span text:style-name="T7"><text:tab/></text:span><text:span text:style-name="T33">Por defecto tu personaje se ve igual que otro miembro de la tripulación y pasa por uno de ellos, pero al realizar ciertas acciones develás su verdadera identidad como alien con intenciones de comerlos a todos los demás.</text:span></text:p>
      <text:p text:style-name="P11"/>
      <text:p text:style-name="P3">Mecánicas</text:p>
      <text:p text:style-name="P22"/>
      <text:p text:style-name="P16"><text:span text:style-name="T8"><text:tab/></text:span><text:span text:style-name="T18">Asesinato: </text:span><text:span text:style-name="T19">Si te acercás a cualquier enemigo lo podés matar </text:span><text:span text:style-name="T21">cuerpo a cuerpo</text:span><text:span text:style-name="T19">, </text:span><text:span text:style-name="T29">pero</text:span><text:span text:style-name="T19"> si </text:span><text:span text:style-name="T24">ya saben que sos el impostor </text:span><text:span text:style-name="T29">(están en modo alerta)</text:span><text:span text:style-name="T19"> sólo </text:span><text:span text:style-name="T29">lo</text:span><text:span text:style-name="T19"> podés </text:span><text:span text:style-name="T29">hacer</text:span><text:span text:style-name="T19"> desde </text:span><text:span text:style-name="T29">de</text:span><text:span text:style-name="T19">trás </text:span><text:span text:style-name="T29">de ellos</text:span><text:span text:style-name="T19">, </text:span><text:span text:style-name="T24">sino te dispararán</text:span><text:span text:style-name="T19">. </text:span><text:span text:style-name="T27">Est</text:span><text:span text:style-name="T29">e ataque tiene</text:span><text:span text:style-name="T27"> un enfriamiento junto a casi todas las demás habilidades </text:span><text:span text:style-name="T28">y además te deja manchado de sangre, la cual deberás lavar en el baño o la cocina.</text:span></text:p>
      <text:p text:style-name="P17"><text:span text:style-name="T19"><text:tab/></text:span><text:span text:style-name="T21">Escondidas</text:span><text:span text:style-name="T19">: </text:span><text:span text:style-name="T21">En ciertos puntos de la nave </text:span><text:span text:style-name="T30">donde hay rejillas </text:span><text:span text:style-name="T21">p</text:span><text:span text:style-name="T20">odés </text:span><text:span text:style-name="T21">meterte</text:span><text:span text:style-name="T20"> </text:span><text:span text:style-name="T30">en los conductos de aire</text:span><text:span text:style-name="T18">, </text:span><text:span text:style-name="T20">moverte </text:span><text:span text:style-name="T30">entre las paredes </text:span><text:span text:style-name="T20">y luego salir </text:span><text:span text:style-name="T30">por otra rejilla</text:span><text:span text:style-name="T18">. </text:span></text:p>
      <text:p text:style-name="P17"><text:span text:style-name="T18"><text:tab/></text:span><text:span text:style-name="T21">Sabotaje: </text:span><text:span text:style-name="T22">Manualmente podés: averiar </text:span><text:span text:style-name="T26">el motor</text:span><text:span text:style-name="T22"> </text:span><text:span text:style-name="T26">que reduce la velocidad de la nave y te da más tiempo, </text:span><text:span text:style-name="T27">disminuir </text:span><text:span text:style-name="T26">la energía eléctrica que reduce la visión de la inteligencia artificial, y </text:span><text:span text:style-name="T27">aumentar la gravedad realentizando a la tripulación.</text:span><text:span text:style-name="T21"> </text:span><text:span text:style-name="T27">Esto fuerza a ésta </text:span><text:span text:style-name="T21">a </text:span><text:span text:style-name="T22">ir a arreglarlas a diversos dispositivos, </text:span><text:span text:style-name="T27">lo que</text:span><text:span text:style-name="T22"> </text:span><text:span text:style-name="T23">muchas veces</text:span><text:span text:style-name="T22"> los </text:span><text:span text:style-name="T27">obliga</text:span><text:span text:style-name="T22"> a separarse.</text:span></text:p>
      <text:p text:style-name="P18"><text:span text:style-name="T9"><text:tab/></text:span><text:span text:style-name="T25">Alerta: Luego de matar a alguien y antes de que un tripulante encuentre el cuerpo y lo reporte lo podés hacer vos tocando el botón en la sala de reuniones. Es</text:span><text:span text:style-name="T27">t</text:span><text:span text:style-name="T25">o interrump</text:span><text:span text:style-name="T27">e</text:span><text:span text:style-name="T25"> las tareas de los demás, </text:span><text:span text:style-name="T27">reuniéndose todos en la sala,</text:span><text:span text:style-name="T25"> y le dará más tiempo a tus enfriamientos para </text:span><text:span text:style-name="T27">re</text:span><text:span text:style-name="T25">cargar.</text:span></text:p>
      <text:p text:style-name="P18"><text:span text:style-name="T10"><text:tab/></text:span><text:span text:style-name="T33">Comportamiento</text:span><text:span text:style-name="T28"> de la IA: se distribuirá</text:span><text:span text:style-name="T30">n</text:span><text:span text:style-name="T28"> las tareas y según las hagan harán volver a la normalidad la luz, </text:span><text:span text:style-name="T30">el </text:span><text:span text:style-name="T28">combustible y </text:span><text:span text:style-name="T30">la </text:span><text:span text:style-name="T28">gravedad; y </text:span><text:span text:style-name="T30">luego </text:span><text:span text:style-name="T29">volverán al centro </text:span><text:span text:style-name="T28">si no tienen nada más </text:span><text:span text:style-name="T30">para</text:span><text:span text:style-name="T28"> hacer. </text:span><text:span text:style-name="T29">S</text:span><text:span text:style-name="T28">i ven un cuerpo llaman al botón, </text:span><text:span text:style-name="T30">se reúnen allí</text:span><text:span text:style-name="T28"> y </text:span><text:span text:style-name="T29">si </text:span><text:span text:style-name="T28">no lleg</text:span><text:span text:style-name="T30">á</text:span><text:span text:style-name="T28">s en 10 segundos </text:span><text:span text:style-name="T29">se pondrán en modo alerta/ agresivo hacia ti hasta el final del juego</text:span><text:span text:style-name="T28">. </text:span><text:span text:style-name="T30">Actuarán casi de igual manera en este estado, salvo que si te ven te </text:span><text:span text:style-name="T29">dispararán </text:span><text:span text:style-name="T30">(instakill si te dan) y perseguirán un poco</text:span><text:span text:style-name="T29">. </text:span><text:span text:style-name="T30">Lo mismo pasará</text:span><text:span text:style-name="T29"> si alguno te ve ensangrentado </text:span><text:span text:style-name="T33">o realizando alguna de tus habilidades</text:span><text:span text:style-name="T29">. </text:span><text:span text:style-name="T31">Y</text:span><text:span text:style-name="T29"> </text:span><text:span text:style-name="T30">aunque escapes</text:span><text:span text:style-name="T29"> tocarán el botón y pondrán en alerta a los demás </text:span><text:span text:style-name="T31">también</text:span><text:span text:style-name="T29">.</text:span></text:p>
      <text:p text:style-name="P12"/>
      <text:p text:style-name="P12"/>
      <text:p text:style-name="P1"><text:soft-page-break/><text:span text:style-name="T3">E</text:span><text:span text:style-name="T1">stética</text:span></text:p>
      <text:p text:style-name="P13"/>
      <text:p text:style-name="P5"><text:span text:style-name="T11"><text:tab/>Artísticamente va a ser simple, claro y cartoony. Los colores de los dispositivos, </text:span><text:span text:style-name="T12">HUD</text:span><text:span text:style-name="T11"> y personajes van a resaltar entre grises y colores más oscuros de la nave. </text:span></text:p>
      <text:p text:style-name="P5"><text:span text:style-name="T11"><text:tab/></text:span><text:span text:style-name="T16">El alien tendrá forma de pulpo cuando entre en la acción y l</text:span><text:span text:style-name="T11">os viajeros serán astronauta</text:span><text:span text:style-name="T16">s</text:span><text:span text:style-name="T11"> </text:span><text:span text:style-name="T16">de cabeza grande, </text:span><text:span text:style-name="T11">sin casco y </text:span><text:span text:style-name="T16">c</text:span><text:span text:style-name="T11">on un cuerpo </text:span><text:span text:style-name="T16">enano</text:span><text:span text:style-name="T11"> hasta el punto de parecer personas aplanadas y extremidades grandes.</text:span></text:p>
      <text:p text:style-name="P11"><text:tab/>La música y los sonidos van a ser tensos <text:span text:style-name="T34">y electrónico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Noto Sans" svg:font-family="'Noto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16T03:15:04.398000000</dc:date>
    <meta:editing-duration>PT13H49M5S</meta:editing-duration>
    <meta:editing-cycles>10</meta:editing-cycles>
    <meta:document-statistic meta:table-count="0" meta:image-count="0" meta:object-count="0" meta:page-count="3" meta:paragraph-count="19" meta:word-count="508" meta:character-count="2913" meta:non-whitespace-character-count="2412"/>
  </office:meta>
</office:document-meta>
</file>